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4.068cm" fo:min-width="28.964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9.148cm" fo:min-width="9.914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9.148cm" fo:min-width="5.8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648cm" fo:min-width="1.656cm"/>
    </style:style>
    <style:style style:name="gr6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3.56cm" fo:min-width="2.294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3.56cm" fo:min-width="2.802cm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737cm"/>
    </style:style>
    <style:style style:name="gr10" style:family="graphic" style:parent-style-name="objectwithoutfill">
      <style:graphic-properties draw:stroke="dash" draw:stroke-dash="Fine_20_Dashed"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69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613cm"/>
    </style:style>
    <style:style style:name="gr13" style:family="graphic" style:parent-style-name="objectwithoutfill">
      <style:graphic-properties svg:stroke-width="0.035cm" svg:stroke-color="#ff3333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4" style:family="graphic" style:parent-style-name="objectwithoutfill">
      <style:graphic-properties svg:stroke-width="0.035cm" svg:stroke-color="#ff333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5" style:family="graphic" style:parent-style-name="objectwithoutfill">
      <style:graphic-properties draw:stroke="dash" draw:stroke-dash="Fine_20_Dashed" svg:stroke-width="0.053cm" svg:stroke-color="#cc0066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6" style:family="graphic" style:parent-style-name="objectwithoutfill">
      <style:graphic-properties draw:stroke="dash" draw:stroke-dash="Fine_20_Dashed" svg:stroke-width="0.053cm" svg:stroke-color="#cc0066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9.464cm" svg:height="4.318cm" svg:x="3.048cm" svg:y="10.39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.414cm" svg:height="9.398cm" svg:x="3.048cm" svg:y="0.99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35cm" svg:height="9.398cm" svg:x="13.462cm" svg:y="0.99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35cm" svg:height="9.398cm" svg:x="19.812cm" svg:y="0.99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35cm" svg:height="9.398cm" svg:x="26.162cm" svg:y="0.994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556cm" svg:height="0.962cm" svg:x="14.986cm" svg:y="1.248cm">
          <draw:text-box>
            <text:p text:style-name="P2"><text:span text:style-name="T1">PVM</text:span></text:p>
          </draw:text-box>
        </draw:frame>
        <draw:frame draw:style-name="gr4" draw:text-style-name="P3" draw:layer="layout" svg:width="3.556cm" svg:height="0.962cm" svg:x="21.336cm" svg:y="1.302cm">
          <draw:text-box>
            <text:p text:style-name="P2"><text:span text:style-name="T1">HVM</text:span></text:p>
          </draw:text-box>
        </draw:frame>
        <draw:frame draw:style-name="gr4" draw:text-style-name="P3" draw:layer="layout" svg:width="3.556cm" svg:height="0.962cm" svg:x="27.686cm" svg:y="1.302cm">
          <draw:text-box>
            <text:p text:style-name="P2"><text:span text:style-name="T1">PVHVM</text:span></text:p>
          </draw:text-box>
        </draw:frame>
        <draw:frame draw:style-name="gr4" draw:text-style-name="P3" draw:layer="layout" svg:width="3.556cm" svg:height="0.962cm" svg:x="6.604cm" svg:y="1.248cm">
          <draw:text-box>
            <text:p text:style-name="P2"><text:span text:style-name="T1">Domain 0</text:span></text:p>
          </draw:text-box>
        </draw:frame>
        <draw:custom-shape draw:style-name="gr5" draw:text-style-name="P1" draw:layer="layout" svg:width="3.048cm" svg:height="1.27cm" svg:x="3.302cm" svg:y="2.21cm">
          <text:p text:style-name="P2">x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048cm" svg:height="1.27cm" svg:x="3.302cm" svg:y="4.296cm">
          <text:p text:style-name="P2">x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048cm" svg:height="1.27cm" svg:x="6.604cm" svg:y="2.21cm">
          <text:p text:style-name="P2">x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048cm" svg:height="1.27cm" svg:x="9.906cm" svg:y="2.21cm">
          <text:p text:style-name="P2">xensto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4.826cm" svg:y1="3.48cm" svg:x2="4.826cm" svg:y2="4.296cm">
          <text:p/>
        </draw:line>
        <draw:custom-shape draw:style-name="gr7" draw:text-style-name="P1" draw:layer="layout" svg:width="2.794cm" svg:height="3.81cm" svg:x="8.636cm" svg:y="6.582cm">
          <text:p text:style-name="P2">Backend </text:p>
          <text:p text:style-name="P2">PV </text:p>
          <text:p text:style-name="P2">Drivers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94cm" svg:height="3.81cm" svg:x="5.842cm" svg:y="6.582cm">
          <text:p text:style-name="P2">Legacy</text:p>
          <text:p text:style-name="P2">Device </text:p>
          <text:p text:style-name="P2">Drivers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94cm" svg:height="3.81cm" svg:x="3.048cm" svg:y="6.582cm">
          <text:p text:style-name="P2">privcmd</text:p>
          <text:p text:style-name="P2">driver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302cm" svg:height="3.81cm" svg:x="13.462cm" svg:y="6.582cm">
          <text:p text:style-name="P2">Frontend</text:p>
          <text:p text:style-name="P2">PV</text:p>
          <text:p text:style-name="P2">Drivers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302cm" svg:height="3.81cm" svg:x="26.162cm" svg:y="6.582cm">
          <text:p text:style-name="P2">Frontend</text:p>
          <text:p text:style-name="P2">PV</text:p>
          <text:p text:style-name="P2">Drivers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302cm" svg:height="3.81cm" svg:x="19.812cm" svg:y="6.582cm">
          <text:p text:style-name="P2">Legacy</text:p>
          <text:p text:style-name="P2">Device</text:p>
          <text:p text:style-name="P2">Drivers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048cm" svg:height="1.27cm" svg:x="9.906cm" svg:y="4.042cm">
          <text:p text:style-name="P2">QEMU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5" draw:layer="layout" svg:width="7.366cm" svg:height="1.987cm" svg:x="3.556cm" svg:y="12.424cm">
          <draw:text-box>
            <text:p text:style-name="P2"><text:span text:style-name="T2">Xen Hypervisor</text:span></text:p>
          </draw:text-box>
        </draw:frame>
        <draw:line draw:style-name="gr10" draw:text-style-name="P4" draw:layer="layout" svg:x1="3.048cm" svg:y1="6.074cm" svg:x2="13.462cm" svg:y2="6.074cm">
          <text:p/>
        </draw:line>
        <draw:frame draw:style-name="gr11" draw:text-style-name="P6" draw:layer="layout" svg:width="4.198cm" svg:height="1.673cm" svg:x="11.176cm" svg:y="11.916cm">
          <draw:text-box>
            <text:p text:style-name="P2">Memory <text:line-break/>Management</text:p>
          </draw:text-box>
        </draw:frame>
        <draw:frame draw:style-name="gr12" draw:text-style-name="P6" draw:layer="layout" svg:width="4.113cm" svg:height="1.673cm" svg:x="17.9cm" svg:y="11.916cm">
          <draw:text-box>
            <text:p text:style-name="P2">CPU </text:p>
            <text:p text:style-name="P2">Virtualization</text:p>
          </draw:text-box>
        </draw:frame>
        <draw:frame draw:style-name="gr12" draw:text-style-name="P6" draw:layer="layout" svg:width="4.113cm" svg:height="1.673cm" svg:x="25.351cm" svg:y="11.916cm">
          <draw:text-box>
            <text:p text:style-name="P2">Timer</text:p>
            <text:p text:style-name="P2">Virtualization</text:p>
          </draw:text-box>
        </draw:frame>
        <draw:line draw:style-name="gr13" draw:text-style-name="P4" draw:layer="layout" svg:x1="9.398cm" svg:y1="11.408cm" svg:x2="9.398cm" svg:y2="10.392cm">
          <text:p/>
        </draw:line>
        <draw:line draw:style-name="gr14" draw:text-style-name="P4" draw:layer="layout" svg:x1="9.398cm" svg:y1="11.408cm" svg:x2="14.732cm" svg:y2="11.408cm">
          <text:p/>
        </draw:line>
        <draw:line draw:style-name="gr13" draw:text-style-name="P4" draw:layer="layout" svg:x1="14.732cm" svg:y1="11.408cm" svg:x2="14.732cm" svg:y2="10.392cm">
          <text:p/>
        </draw:line>
        <draw:line draw:style-name="gr15" draw:text-style-name="P4" draw:layer="layout" svg:x1="12.192cm" svg:y1="13.948cm" svg:x2="12.192cm" svg:y2="5.312cm">
          <text:p/>
        </draw:line>
        <draw:line draw:style-name="gr16" draw:text-style-name="P4" draw:layer="layout" svg:x1="12.192cm" svg:y1="13.948cm" svg:x2="22.098cm" svg:y2="13.948cm">
          <text:p/>
        </draw:line>
        <draw:line draw:style-name="gr15" draw:text-style-name="P4" draw:layer="layout" svg:x1="22.092cm" svg:y1="13.962cm" svg:x2="22.092cm" svg:y2="10.392cm">
          <text:p/>
        </draw:line>
        <draw:line draw:style-name="gr6" draw:text-style-name="P4" draw:layer="layout" svg:x1="4.826cm" svg:y1="5.566cm" svg:x2="4.826cm" svg:y2="6.582cm">
          <text:p/>
        </draw:line>
        <draw:line draw:style-name="gr6" draw:text-style-name="P4" draw:layer="layout" svg:x1="4.826cm" svg:y1="10.392cm" svg:x2="4.826cm" svg:y2="12.424cm">
          <text:p/>
        </draw:line>
        <draw:line draw:style-name="gr6" draw:text-style-name="P4" draw:layer="layout" svg:x1="8.226cm" svg:y1="3.48cm" svg:x2="5.334cm" svg:y2="6.582cm">
          <text:p/>
        </draw:line>
        <presentation:notes draw:style-name="dp2">
          <draw:page-thumbnail draw:style-name="gr17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2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38cm" fo:text-indent="0cm"/>
      <style:text-properties fo:font-size="23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3cm" fo:text-indent="0cm"/>
      <style:text-properties fo:font-size="20.2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68cm" fo:text-indent="0cm"/>
      <style:text-properties fo:font-size="16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7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5.56cm" fo:page-height="17.7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4.499cm" svg:x="1cm" svg:y="4.023cm"/>
      <draw:page-thumbnail draw:layer="backgroundobjects" svg:width="8.999cm" svg:height="4.499cm" svg:x="1cm" svg:y="12.599cm"/>
      <draw:page-thumbnail draw:layer="backgroundobjects" svg:width="8.999cm" svg:height="4.499cm" svg:x="1cm" svg:y="21.175cm"/>
      <draw:page-thumbnail draw:layer="backgroundobjects" svg:width="8.999cm" svg:height="4.499cm" svg:x="11cm" svg:y="4.023cm"/>
      <draw:page-thumbnail draw:layer="backgroundobjects" svg:width="8.999cm" svg:height="4.499cm" svg:x="11cm" svg:y="12.599cm"/>
      <draw:page-thumbnail draw:layer="backgroundobjects" svg:width="8.999cm" svg:height="4.499cm" svg:x="11cm" svg:y="21.175cm"/>
    </style:handout-master>
    <style:master-page style:name="Default" style:page-layout-name="PM1" draw:style-name="Mdp1">
      <draw:frame presentation:style-name="Default-title" draw:layer="backgroundobjects" svg:width="32.003cm" svg:height="2.969cm" svg:x="1.778cm" svg:y="0.708cm" presentation:class="title" presentation:placeholder="true">
        <draw:text-box/>
      </draw:frame>
      <draw:frame presentation:style-name="Default-outline1" draw:layer="backgroundobjects" svg:width="32.003cm" svg:height="10.312cm" svg:x="1.778cm" svg:y="4.16cm" presentation:class="outline" presentation:placeholder="true">
        <draw:text-box/>
      </draw:frame>
      <draw:frame presentation:style-name="Mpr1" draw:text-style-name="MP2" draw:layer="backgroundobjects" svg:width="8.285cm" svg:height="1.226cm" svg:x="1.778cm" svg:y="16.19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271cm" svg:height="1.226cm" svg:x="12.16cm" svg:y="16.19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285cm" svg:height="1.226cm" svg:x="25.495cm" svg:y="16.19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8T09:55:27.256350371</meta:creation-date>
    <dc:date>2016-11-14T12:19:42.772493081</dc:date>
    <meta:editing-duration>PT59M47S</meta:editing-duration>
    <meta:editing-cycles>64</meta:editing-cycles>
    <meta:generator>LibreOffice/5.1.4.2$Linux_X86_64 LibreOffice_project/10m0$Build-2</meta:generator>
    <meta:document-statistic meta:object-count="58"/>
  </office:meta>
</office:document-meta>
</file>